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T4" style:parent-style-name="Policepardéfaut" style:family="text">
      <style:text-properties style:font-name="Wingdings" style:font-name-asian="Wingdings" style:font-name-complex="Wingdings"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style:font-name="Wingdings" style:font-name-asian="Wingdings" style:font-name-complex="Wingdings"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style:font-name="Wingdings" style:font-name-asian="Wingdings" style:font-name-complex="Wingdings"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style:font-name="Wingdings" style:font-name-asian="Wingdings" style:font-name-complex="Wingdings"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style:font-name="Wingdings" style:font-name-asian="Wingdings" style:font-name-complex="Wingdings" fo:language="fr" fo:country="FR"/>
    </style:style>
    <style:style style:name="T17" style:parent-style-name="Policepardéfaut" style:family="text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Policepardéfaut" style:family="text">
      <style:text-properties style:font-name="Wingdings" style:font-name-asian="Wingdings" style:font-name-complex="Wingdings"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style:font-name="Wingdings" style:font-name-asian="Wingdings" style:font-name-complex="Wingdings"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style:font-name="Wingdings" style:font-name-asian="Wingdings" style:font-name-complex="Wingdings"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style:font-name="Wingdings" style:font-name-asian="Wingdings" style:font-name-complex="Wingdings"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style:font-name="Wingdings" style:font-name-asian="Wingdings" style:font-name-complex="Wingdings"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style:font-name="Wingdings" style:font-name-asian="Wingdings" style:font-name-complex="Wingdings" fo:language="fr" fo:country="FR"/>
    </style:style>
    <style:style style:name="T33" style:parent-style-name="Policepardéfaut" style:family="text">
      <style:text-properties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style:font-name="Wingdings" style:font-name-asian="Wingdings" style:font-name-complex="Wingdings"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style:font-name="Wingdings" style:font-name-asian="Wingdings" style:font-name-complex="Wingdings" fo:language="fr" fo:country="FR"/>
    </style:style>
    <style:style style:name="T38" style:parent-style-name="Policepardéfaut" style:family="text">
      <style:text-properties fo:language="fr" fo:country="FR"/>
    </style:style>
    <style:style style:name="P39" style:parent-style-name="Normal" style:family="paragraph">
      <style:text-properties fo:language="fr" fo:country="FR"/>
    </style:style>
    <style:style style:name="T40" style:parent-style-name="Policepardéfaut" style:family="text">
      <style:text-properties fo:language="fr" fo:country="FR"/>
    </style:style>
    <style:style style:name="T41" style:parent-style-name="Policepardéfaut" style:family="text">
      <style:text-properties style:font-name="Wingdings" style:font-name-asian="Wingdings" style:font-name-complex="Wingdings" fo:language="fr" fo:country="FR"/>
    </style:style>
    <style:style style:name="T42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Justifier le framework : crud, gestion de bdd, laravel gère assez bien, modèle MVC + complexité</text:p>
      <text:p text:style-name="P2"/>
      <text:p text:style-name="Normal"><text:span text:style-name="T3">Schéma BDD<text:s/></text:span><text:span text:style-name="T4"></text:span><text:span text:style-name="T5"><text:s/>EER intégré dans le slide</text:span></text:p>
      <text:p text:style-name="Normal"><text:span text:style-name="T6">Présenter wireframe<text:s/></text:span><text:span text:style-name="T7"></text:span><text:span text:style-name="T8"><text:s/>viser la cohérence entre produit final et wireframe</text:span></text:p>
      <text:p text:style-name="Normal"><text:span text:style-name="T9">Présenter trello<text:s/></text:span><text:span text:style-name="T10"></text:span><text:span text:style-name="T11"><text:s/>prioriser tâches : code couleur à revoir</text:span></text:p>
      <text:p text:style-name="Normal"><text:span text:style-name="T12">Présenter une requête BDD </text:span><text:span text:style-name="T13"></text:span><text:span text:style-name="T14"><text:s/>utiliser CRUD</text:span></text:p>
      <text:p text:style-name="Normal"><text:span text:style-name="T15">Présenter 1 composant JS<text:s/></text:span><text:span text:style-name="T16"></text:span><text:span text:style-name="T17"><text:s/></text:span></text:p>
      <text:p text:style-name="P18">Compatibilité Edge, Chrome, Firefox</text:p>
      <text:p text:style-name="Normal"><text:span text:style-name="T19">Accessible<text:s/></text:span><text:span text:style-name="T20"></text:span><text:span text:style-name="T21"><text:s/>attributs « alt » , h1 à h6, contrast checks ,<text:s/></text:span></text:p>
      <text:p text:style-name="Normal"><text:span text:style-name="T22">Question<text:s/></text:span><text:span text:style-name="T23"></text:span><text:span text:style-name="T24"><text:s/>Le.la candidat.e présente une appli dont l'infrastructure est fonctionnelle.<text:s/></text:span><text:span text:style-name="T25"></text:span><text:span text:style-name="T26"><text:s/>qu’est-ce que ça veut dire concrètement ?</text:span></text:p>
      <text:p text:style-name="Normal"><text:span text:style-name="T27">Formulaires sécurisés<text:s/></text:span><text:span text:style-name="T28"></text:span><text:span text:style-name="T29"><text:s/>@csrf<text:s/></text:span><text:span text:style-name="T30"></text:span><text:span text:style-name="T31"><text:s/>expliquer le csrf ; démontrer qu’il n’est pas possible d’injecter du JS dans les formulaires<text:s/></text:span><text:span text:style-name="T32"></text:span><text:span text:style-name="T33"><text:s/>veille + tests</text:span></text:p>
      <text:p text:style-name="Normal"><text:span text:style-name="T34">Démontrer qu’on sait utiliser git<text:s/></text:span><text:span text:style-name="T35"></text:span><text:span text:style-name="T36"><text:s/>repo git<text:s/></text:span><text:span text:style-name="T37"></text:span><text:span text:style-name="T38"><text:s/>branches + master</text:span></text:p>
      <text:p text:style-name="P39">Commandes PHP artisan ?</text:p>
      <text:p text:style-name="Normal"><text:span text:style-name="T40">Solo<text:s/></text:span><text:span text:style-name="T41"></text:span><text:span text:style-name="T42"><text:s/>faire une veille de sujet tech pertinent : métier, culture, méthod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e-Gaëlle Terrentroy</meta:initial-creator>
    <dc:creator>Anne-Gaëlle Terrentroy</dc:creator>
    <meta:creation-date>2019-06-19T04:58:00Z</meta:creation-date>
    <dc:date>2019-06-19T05:13:00Z</dc:date>
    <meta:template xlink:href="Normal" xlink:type="simple"/>
    <meta:editing-cycles>1</meta:editing-cycles>
    <meta:editing-duration>PT900S</meta:editing-duration>
    <meta:document-statistic meta:page-count="1" meta:paragraph-count="1" meta:word-count="134" meta:character-count="874" meta:row-count="6" meta:non-whitespace-character-count="741"/>
  </office:meta>
</office:document-meta>
</file>